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87cm" draw:stroke-linejoin="miter" draw:fill="solid" draw:fill-color="#000000"/>
    </style:style>
    <style:style style:name="gr2" style:family="graphic" style:parent-style-name="standard">
      <style:graphic-properties draw:stroke="none" svg:stroke-width="0.187cm" draw:stroke-linejoin="miter" draw:fill="solid" draw:fill-color="#ffffff"/>
    </style:style>
    <style:style style:name="gr3" style:family="graphic" style:parent-style-name="standard">
      <style:graphic-properties draw:stroke="none" draw:stroke-linejoin="miter" draw:fill="solid" draw:fill-color="#ffffff"/>
    </style:style>
    <style:style style:name="gr4" style:family="graphic" style:parent-style-name="standard">
      <style:graphic-properties draw:stroke="none" draw:stroke-linejoin="miter" draw:fill="solid" draw:fill-color="#e41c1c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41c1c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061cm" svg:height="10.777cm" svg:x="0cm" svg:y="0cm" svg:viewBox="0 0 24062 10778" svg:d="M0 67c0 3571 0 7141 0 10711 8021 0 16041 0 24062 0 0-3593 0-7185 0-10778-8021 0-16041 0-24062 0v34z">
          <text:p/>
        </draw:path>
        <draw:path draw:style-name="gr2" draw:text-style-name="P2" draw:layer="layout" svg:width="4.573cm" svg:height="6.545cm" svg:x="9.75cm" svg:y="1.385cm" svg:viewBox="0 0 4574 6546" svg:d="M0 0v1715 2063 2768h1306l-1-2902 1672 2902h1597l-1490-2611c650-355 1071-1047 1071-1840 0-1157-938-2095-2095-2095-15 0-29 1-43 1v-1h-6-705zM1306 1285h666c1072 0 1072 1662 0 1662h-666z">
          <text:p/>
        </draw:path>
        <draw:path draw:style-name="gr3" draw:text-style-name="P2" draw:layer="layout" svg:width="6.933cm" svg:height="6.933cm" svg:x="2.5cm" svg:y="1.178cm" svg:viewBox="0 0 6934 6934" svg:d="M3468 0c-1915 0-3468 1553-3468 3468s1553 3466 3468 3466 3466-1551 3466-3466-1551-3468-3466-3468zM3468 1313c1190 0 2154 965 2154 2155s-964 2154-2154 2154-2155-964-2155-2154 965-2155 2155-2155z">
          <text:p/>
        </draw:path>
        <draw:polygon draw:style-name="gr3" draw:text-style-name="P2" draw:layer="layout" svg:width="1.313cm" svg:height="6.545cm" svg:x="14.324cm" svg:y="1.386cm" svg:viewBox="0 0 1314 6546" draw:points="657,6546 0,6546 0,0 1314,0 1314,6546">
          <text:p/>
        </draw:polygon>
        <draw:polygon draw:style-name="gr4" draw:text-style-name="P3" draw:layer="layout" svg:width="21.436cm" svg:height="8.152cm" svg:x="1.312cm" svg:y="1.313cm" svg:viewBox="0 0 21437 8153" draw:points="0,8153 1748,8153 21437,8153 21437,6918 2682,6918 7910,0 6162,0">
          <text:p/>
        </draw:polygon>
        <draw:polygon draw:style-name="gr4" draw:text-style-name="P3" draw:layer="layout" svg:width="7.909cm" svg:height="8.152cm" svg:x="15.2cm" svg:y="1.247cm" svg:viewBox="0 0 7910 8153" draw:points="0,8153 1748,8153 2682,6918 7910,0 6162,0">
          <text:p/>
        </draw:polygon>
        <draw:polygon draw:style-name="gr3" draw:text-style-name="P2" draw:layer="layout" svg:width="7.909cm" svg:height="8.152cm" svg:x="15.99cm" svg:y="1.3cm" svg:viewBox="0 0 7910 8153" draw:points="7910,8153 6162,8153 5228,6918 0,0 1748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61cm" fo:page-height="10.7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Windows_x86 LibreOffice_project/0312e1a284a7d50ca85a365c316c7abbf20a4d22</meta:generator>
    <dc:date>2017-07-02T19:12:08.396000000</dc:date>
    <meta:editing-duration>PT3M27S</meta:editing-duration>
    <meta:editing-cycles>2</meta:editing-cycles>
    <meta:document-statistic meta:object-count="7"/>
  </office:meta>
</office:document-meta>
</file>